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dc3d3" officeooo:paragraph-rsid="001dc3d3"/>
    </style:style>
    <style:style style:name="P11" style:family="paragraph" style:parent-style-name="Standard">
      <style:text-properties officeooo:rsid="001dc3d3" officeooo:paragraph-rsid="0035d4ad"/>
    </style:style>
    <style:style style:name="P12" style:family="paragraph" style:parent-style-name="Standard">
      <style:text-properties officeooo:rsid="00201fa9" officeooo:paragraph-rsid="00201fa9"/>
    </style:style>
    <style:style style:name="P13" style:family="paragraph" style:parent-style-name="Standard">
      <style:text-properties officeooo:rsid="002a2c27" officeooo:paragraph-rsid="002a2c27"/>
    </style:style>
    <style:style style:name="P14" style:family="paragraph" style:parent-style-name="Standard">
      <style:text-properties officeooo:rsid="0030efc8" officeooo:paragraph-rsid="0030efc8"/>
    </style:style>
    <style:style style:name="P15" style:family="paragraph" style:parent-style-name="Standard">
      <style:text-properties officeooo:rsid="003d7465" officeooo:paragraph-rsid="0051cf08"/>
    </style:style>
    <style:style style:name="P16" style:family="paragraph" style:parent-style-name="Standard">
      <style:text-properties officeooo:rsid="003d7465"/>
    </style:style>
    <style:style style:name="P17" style:family="paragraph" style:parent-style-name="Standard">
      <style:text-properties officeooo:paragraph-rsid="003ec74e"/>
    </style:style>
    <style:style style:name="P18" style:family="paragraph" style:parent-style-name="Standard">
      <style:text-properties officeooo:rsid="003ec74e" officeooo:paragraph-rsid="003ec74e"/>
    </style:style>
    <style:style style:name="P19" style:family="paragraph" style:parent-style-name="Standard">
      <style:text-properties officeooo:rsid="0046e3fb" officeooo:paragraph-rsid="0046e3fb"/>
    </style:style>
    <style:style style:name="P20" style:family="paragraph" style:parent-style-name="Standard">
      <style:text-properties style:use-window-font-color="true" loext:opacity="0%" style:font-name="Times New Roman1" fo:font-size="12pt" fo:language="en" fo:country="US" officeooo:rsid="0030efc8" officeooo:paragraph-rsid="0030efc8" style:font-name-asian="Times New Roman1" style:font-size-asian="12pt" style:font-name-complex="Times New Roman1" style:font-size-complex="12pt" style:language-complex="ar" style:country-complex="SA"/>
    </style:style>
    <style:style style:name="P21" style:family="paragraph" style:parent-style-name="Standard">
      <style:text-properties style:use-window-font-color="true" loext:opacity="0%" style:font-name="Times New Roman1" fo:font-size="12pt" fo:language="en" fo:country="US" officeooo:rsid="0046e3fb" officeooo:paragraph-rsid="0046e3fb" style:font-name-asian="Times New Roman1" style:font-size-asian="12pt" style:font-name-complex="Times New Roman1" style:font-size-complex="12pt" style:language-complex="ar" style:country-complex="SA"/>
    </style:style>
    <style:style style:name="P22" style:family="paragraph" style:parent-style-name="Standard">
      <style:text-properties officeooo:rsid="0039143e"/>
    </style:style>
    <style:style style:name="P23" style:family="paragraph" style:parent-style-name="Heading_20_1" style:master-page-name="First_20_Page">
      <style:paragraph-properties style:page-number="auto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30422e"/>
    </style:style>
    <style:style style:name="P26" style:family="paragraph" style:parent-style-name="Standard" style:list-style-name="L2"/>
    <style:style style:name="P27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28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29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2ed54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fo:font-size="8pt" officeooo:rsid="00474eec" style:font-size-asian="8pt" style:font-size-complex="8pt"/>
    </style:style>
    <style:style style:name="T6" style:family="text">
      <style:text-properties style:use-window-font-color="true" loext:opacity="0%" fo:language="en" fo:country="US" officeooo:rsid="00474eec" style:font-name-asian="Times New Roman1" style:font-name-complex="Times New Roman1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style:use-window-font-color="true" loext:opacity="0%" style:font-name="Times New Roman1" fo:font-size="12pt" fo:language="en" fo:country="US" officeooo:rsid="0023b73d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28b33e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30422e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3070ac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31b27f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5d4a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3b7e45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24fb5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444ca8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1" fo:font-size="12pt" fo:language="en" fo:country="US" officeooo:rsid="0044f6b8" style:font-name-asian="Times New Roman1" style:font-size-asian="12pt" style:font-name-complex="Times New Roman1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2pt" fo:language="en" fo:country="US" officeooo:rsid="0046e3fb" style:font-name-asian="Times New Roman1" style:font-size-asian="12pt" style:font-name-complex="Times New Roman1" style:font-size-complex="12pt" style:language-complex="ar" style:country-complex="SA"/>
    </style:style>
    <style:style style:name="T19" style:family="text">
      <style:text-properties style:use-window-font-color="true" loext:opacity="0%" style:font-name="Times New Roman1" fo:font-size="12pt" fo:language="en" fo:country="US" officeooo:rsid="00474eec" style:font-name-asian="Times New Roman1" style:font-size-asian="12pt" style:font-name-complex="Times New Roman1" style:font-size-complex="12pt" style:language-complex="ar" style:country-complex="SA"/>
    </style:style>
    <style:style style:name="T20" style:family="text">
      <style:text-properties style:use-window-font-color="true" loext:opacity="0%" style:font-name="Times New Roman1" fo:font-size="12pt" fo:language="en" fo:country="US" officeooo:rsid="004a1b0c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style:use-window-font-color="true" loext:opacity="0%" style:font-name="Times New Roman1" fo:font-size="12pt" fo:language="en" fo:country="US" officeooo:rsid="004d7c1f" style:font-name-asian="Times New Roman1" style:font-size-asian="12pt" style:font-name-complex="Times New Roman1" style:font-size-complex="12pt" style:language-complex="ar" style:country-complex="SA"/>
    </style:style>
    <style:style style:name="T22" style:family="text">
      <style:text-properties style:use-window-font-color="true" loext:opacity="0%" style:font-name="Times New Roman1" fo:font-size="12pt" fo:language="en" fo:country="US" officeooo:rsid="004fe344" style:font-name-asian="Times New Roman1" style:font-size-asian="12pt" style:font-name-complex="Times New Roman1" style:font-size-complex="12pt" style:language-complex="ar" style:country-complex="SA"/>
    </style:style>
    <style:style style:name="T23" style:family="text">
      <style:text-properties style:use-window-font-color="true" loext:opacity="0%" style:font-name="Times New Roman1" fo:font-size="12pt" fo:language="en" fo:country="US" officeooo:rsid="00508b08" style:font-name-asian="Times New Roman1" style:font-size-asian="12pt" style:font-name-complex="Times New Roman1" style:font-size-complex="12pt" style:language-complex="ar" style:country-complex="SA"/>
    </style:style>
    <style:style style:name="T24" style:family="text">
      <style:text-properties style:use-window-font-color="true" loext:opacity="0%" style:font-name="Times New Roman1" fo:font-size="12pt" fo:language="en" fo:country="US" officeooo:rsid="0051d4fe" style:font-name-asian="Times New Roman1" style:font-size-asian="12pt" style:font-name-complex="Times New Roman1" style:font-size-complex="12pt" style:language-complex="ar" style:country-complex="SA"/>
    </style:style>
    <style:style style:name="T25" style:family="text">
      <style:text-properties officeooo:rsid="001dcbd5"/>
    </style:style>
    <style:style style:name="T26" style:family="text">
      <style:text-properties officeooo:rsid="001f5f3b"/>
    </style:style>
    <style:style style:name="T27" style:family="text">
      <style:text-properties officeooo:rsid="00201fa9"/>
    </style:style>
    <style:style style:name="T28" style:family="text">
      <style:text-properties officeooo:rsid="0021a7aa"/>
    </style:style>
    <style:style style:name="T29" style:family="text">
      <style:text-properties officeooo:rsid="0023b73d"/>
    </style:style>
    <style:style style:name="T30" style:family="text">
      <style:text-properties officeooo:rsid="0027398d"/>
    </style:style>
    <style:style style:name="T31" style:family="text">
      <style:text-properties officeooo:rsid="0028b33e"/>
    </style:style>
    <style:style style:name="T32" style:family="text">
      <style:text-properties officeooo:rsid="002d248f"/>
    </style:style>
    <style:style style:name="T33" style:family="text">
      <style:text-properties officeooo:rsid="00327d7a"/>
    </style:style>
    <style:style style:name="T34" style:family="text">
      <style:text-properties officeooo:rsid="0033a11a"/>
    </style:style>
    <style:style style:name="T35" style:family="text">
      <style:text-properties officeooo:rsid="00372bf0"/>
    </style:style>
    <style:style style:name="T36" style:family="text">
      <style:text-properties officeooo:rsid="003af59d"/>
    </style:style>
    <style:style style:name="T37" style:family="text">
      <style:text-properties officeooo:rsid="003b7e45"/>
    </style:style>
    <style:style style:name="T38" style:family="text">
      <style:text-properties officeooo:rsid="0046e3fb"/>
    </style:style>
    <style:style style:name="T39" style:family="text">
      <style:text-properties officeooo:rsid="004b566a"/>
    </style:style>
    <style:style style:name="T40" style:family="text">
      <style:text-properties officeooo:rsid="004b8ce2"/>
    </style:style>
    <style:style style:name="T41" style:family="text">
      <style:text-properties officeooo:rsid="004e308c"/>
    </style:style>
    <style:style style:name="T42" style:family="text">
      <style:text-properties officeooo:rsid="004e6078"/>
    </style:style>
    <style:style style:name="T43" style:family="text">
      <style:text-properties officeooo:rsid="0051cf08"/>
    </style:style>
    <style:style style:name="T44" style:family="text">
      <style:text-properties officeooo:rsid="0053a5a9"/>
    </style:style>
    <style:style style:name="T45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bookmark-start text:name="__RefHeading___Toc1970_42232234"/>Introduction<text:bookmark-end text:name="__RefHeading___Toc1970_42232234"/></text:h>
      <text:p text:style-name="Standard">A Working Note is an intermediate step in <text:span text:style-name="T7">the</text:span> documentation process. <text:s/>It gathers together the content from various informal development <text:span text:style-name="T7">documents</text:span>, discussions, etc into a single place. <text:s/>One or more Working Notes form the basic for the next step, which is one or more Standard/TechNote pairs.</text:p>
      <text:p text:style-name="P10">T<text:span text:style-name="T7">h</text:span>is working note describes a <text:span text:style-name="T32">OpenLCB </text:span>protocol for a <text:span text:style-name="T24">detector</text:span><text:span text:style-name="T7"> to report its detection of a </text:span><text:span text:style-name="T19">train, including the DCC address of an associated </text:span><text:span text:style-name="T7">DCC decoder.</text:span></text:p>
      <text:p text:style-name="P10"><text:span text:style-name="T7">“</text:span><text:span text:style-name="T20">Detector</text:span><text:span text:style-name="T11">” refers to a fixed-location electronic device that can interact with a DCC decoder to ascertain the address of the DCC decoder while the decoder is in a specific area or at a specific point. </text:span><text:span text:style-name="T18">Possible implementations include but are not limited to RailCom detectors, Digitrax detectors, RFID and QR readers.</text:span></text:p>
      <text:h text:style-name="Heading_20_2" text:outline-level="2"><text:bookmark-start text:name="__RefHeading___Toc1972_42232234"/>Served Use Cases<text:bookmark-end text:name="__RefHeading___Toc1972_42232234"/></text:h>
      <text:p text:style-name="P14">A train enters a current-detected block. <text:s/>A <text:span text:style-name="T39">detector</text:span> recognizes this, <text:span text:style-name="T38">successfully </text:span>queries the decoder for its address, and reports that <text:span text:style-name="T38">information</text:span> on the OpenLCB bus. <text:span text:style-name="T33">That information results in a signal </text:span><text:span text:style-name="T34">controller</text:span><text:span text:style-name="T33"> sending a speed command such as Slow or Stop to that particular detector.</text:span></text:p>
      <text:p text:style-name="P14">A train crosses an RFID <text:span text:style-name="T40">reader</text:span> which determines the train<text:span text:style-name="T7">’s DCC address and reports that address on the </text:span><text:span text:style-name="T12">OpenLCB bus</text:span><text:span text:style-name="T7">. </text:span></text:p>
      <text:p text:style-name="P20">A train exits a current-detected block. A detector recognizes this, and reports that interaction on the OpenLCB bus.</text:p>
      <text:p text:style-name="P21">A train enters a current detected block. A detector recognizes this, and attempts unsuccessfully to query the decoder for its address. <text:s/>The detector <text:span text:style-name="T44">emits a report without decoder address information.</text:span></text:p>
      <text:h text:style-name="Heading_20_2" text:outline-level="2"><text:bookmark-start text:name="__RefHeading___Toc1974_42232234"/>Unserved Use Cases<text:bookmark-end text:name="__RefHeading___Toc1974_42232234"/></text:h>
      <text:p text:style-name="P10"><text:span text:style-name="T35">Being able to report information on a native OpenLCB (non-DCC) train is an unserved use case. </text:span>This protocol doesn<text:span text:style-name="T7">’t provide a way to report the Unique ID of a fully OpenLCB train. <text:s/>All devices being reported need to have a DCC address.</text:span></text:p>
      <text:p text:style-name="P11"><text:span text:style-name="T13">Having a monitor </text:span><text:span text:style-name="T18">tool </text:span><text:span text:style-name="T13">that can show all detection information without configuration is a unserved use case. </text:span><text:span text:style-name="T7">The Unique IDs of the </text:span><text:span text:style-name="T21">detectors</text:span><text:span text:style-name="T7">, hence the upper bytes of Event IDs to be consumed, are determined by a pre-configuration process in the consumer. <text:s/>They can’t be determined automatically. </text:span></text:p>
      <text:h text:style-name="Heading_20_1" text:outline-level="1"><text:bookmark-start text:name="__RefHeading___Toc1976_42232234"/><text:soft-page-break/>Specified Sections<text:bookmark-end text:name="__RefHeading___Toc1976_42232234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1978_42232234"/>Introduction<text:bookmark-end text:name="__RefHeading___Toc1978_42232234"/></text:h>
      <text:p text:style-name="Standard">Note that this section of the Standard is informative, not normative.</text:p>
      <text:h text:style-name="Heading_20_2" text:outline-level="2"><text:bookmark-start text:name="__RefHeading___Toc1980_42232234"/>Intended Use<text:bookmark-end text:name="__RefHeading___Toc1980_42232234"/></text:h>
      <text:p text:style-name="Standard">Note that this section of the Standard is informative, not normative.</text:p>
      <text:p text:style-name="P19">This protocol is intended to provide a standard way to transfer <text:span text:style-name="T41">train</text:span> location and <text:span text:style-name="T41">DCC decoder </text:span>identification information on OpenLCB DCC layouts.</text:p>
      <text:h text:style-name="Heading_20_2" text:outline-level="2"><text:bookmark-start text:name="__RefHeading___Toc1982_42232234"/>Reference and Context<text:bookmark-end text:name="__RefHeading___Toc1982_42232234"/></text:h>
      <text:p text:style-name="P22">This protocol builds on the Event Transport Protocol as defined by that Standard and Technical Note.</text:p>
      <text:h text:style-name="Heading_20_2" text:outline-level="2"><text:bookmark-start text:name="__RefHeading___Toc1984_42232234"/>Message Formats<text:bookmark-end text:name="__RefHeading___Toc1984_42232234"/></text:h>
      <text:p text:style-name="Standard"><text:span text:style-name="T36">Detection events are produced via PCER messages with an </text:span>Event ID <text:span text:style-name="T36">which </text:span><text:span text:style-name="T30">contains</text:span> </text:p>
      <text:list text:style-name="L1">
        <text:list-item>
          <text:p text:style-name="P24">6 byte unique ID of the <text:span text:style-name="T41">detector</text:span>,</text:p>
        </text:list-item>
        <text:list-item>
          <text:p text:style-name="P25">1 entry/exit bit where 1 <text:span text:style-name="T30">indicates</text:span> exit. <text:span text:style-name="T31">A 0 for the entry/exit bit may be, but is not required to be, followed by an Event ID with a 1 in the entry/exit bit. Nothing </text:span><text:span text:style-name="T42">in this Standard </text:span><text:span text:style-name="T31">requires a </text:span><text:span text:style-name="T42">detector</text:span><text:span text:style-name="T31"> to produce an </text:span><text:span text:style-name="T9">“exit” event.</text:span></text:p>
        </text:list-item>
        <text:list-item>
          <text:p text:style-name="P25">1 forward/reverse bit where 1 <text:span text:style-name="T30">indicates</text:span> reverse. <text:span text:style-name="T9">A 0 for the forward/reverse bit indicates the decoder is moving forward or that the </text:span><text:span text:style-name="T22">detector</text:span><text:span text:style-name="T9"> can’t determine the direction </text:span><text:span text:style-name="T10">that it is</text:span><text:span text:style-name="T9"> moving.</text:span></text:p>
        </text:list-item>
        <text:list-item>
          <text:p text:style-name="P24">14 bits of DCC address</text:p>
        </text:list-item>
      </text:list>
      <text:list text:style-name="L2">
        <text:list-item>
          <text:list>
            <text:list-item>
              <text:p text:style-name="P26">If the high bits are 0x28 this represents a DCC short address</text:p>
            </text:list-item>
            <text:list-item>
              <text:p text:style-name="P26"><text:span text:style-name="T25">I</text:span>f the high bits are 0x29 this represents a DCC consist address</text:p>
            </text:list-item>
            <text:list-item>
              <text:p text:style-name="P26"><text:span text:style-name="T26">O</text:span>therwise it’s a DCC long address</text:p>
            </text:list-item>
          </text:list>
        </text:list-item>
      </text:list>
      <text:h text:style-name="Heading_20_2" text:outline-level="2"><text:bookmark-start text:name="__RefHeading___Toc1986_42232234"/>States<text:bookmark-end text:name="__RefHeading___Toc1986_42232234"/></text:h>
      <text:p text:style-name="P12">This protocol has no states <text:span text:style-name="T37">of it</text:span><text:span text:style-name="T14">s own.</text:span></text:p>
      <text:p text:style-name="P18"><text:span text:style-name="T17">A</text:span><text:span text:style-name="T7">n “exit Event ID can be sent at most once after a corresponding entry Event ID” state requirement </text:span><text:span text:style-name="T17">was discussed but not accepted.</text:span><text:span text:style-name="T7"> </text:span><text:span text:style-name="T15">Note that some hardware </text:span><text:span text:style-name="T23">detectors</text:span><text:span text:style-name="T15"> determine only that a decoder has left the monitored section, not its address, so th</text:span><text:span text:style-name="T16">ose</text:span><text:span text:style-name="T15"> scanner</text:span><text:span text:style-name="T16">s</text:span><text:span text:style-name="T15"> will be producing “NNN entry” followed by “(none) exit”. </text:span></text:p>
      <text:h text:style-name="Heading_20_2" text:outline-level="2"><text:bookmark-start text:name="__RefHeading___Toc1988_42232234"/><text:soft-page-break/>Interactions<text:bookmark-end text:name="__RefHeading___Toc1988_42232234"/></text:h>
      <text:p text:style-name="P17">A <text:span text:style-name="T43">detector</text:span> sends a PCER <text:span text:style-name="T27">with an Event ID as described above </text:span>when it detects entry of a decoder <text:span text:style-name="T28">into the monitored location</text:span>. It may also send a PCER when the exit of the decoder <text:span text:style-name="T28">from the monitored location is detected</text:span>.</text:p>
      <text:p text:style-name="P15">A <text:span text:style-name="T43">detector</text:span>, acting as a producer, must reply to Verify Events and Identify Producers messages with the appropriate event(s) or range.</text:p>
      <text:p text:style-name="Standard">Consumers can consume the entire 16-bit range of the lower EventID bytes. Or they can consume just the specific EventIDs that correspond to the particular decoder(s) that they’re tracking. <text:s/><text:span text:style-name="T29">In either case, they must respond to Verify Events and Identify Consumers messages with the </text:span><text:span text:style-name="T8">appropriate</text:span><text:span text:style-name="T29"> event(s) or range.</text:span></text:p>
      <text:p text:style-name="P13">There is no PIP bit allocated to this protocol.</text:p>
      <text:p text:style-name="Standard"/>
      <text:p text:style-name="Standard"/>
      <text:p text:style-name="Standard"><text:s/></text:p>
      <text:h text:style-name="Heading_20_1" text:outline-level="1"><text:bookmark-start text:name="__RefHeading___Toc1990_42232234"/>Background Information<text:bookmark-end text:name="__RefHeading___Toc1990_42232234"/></text:h>
      <text:p text:style-name="P16">This protocol has been implemented in several products. It is known to work for its served use cases.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s/>1 <text:s/>Introduction<text:tab/>1</text:p>
          <text:p text:style-name="P9"><text:s/>1.1 <text:s/>Served Use Cases<text:tab/>1</text:p>
          <text:p text:style-name="P9"><text:s/>1.2 <text:s/>Unserved Use Cases<text:tab/>1</text:p>
          <text:p text:style-name="P8"><text:s/>2 <text:s/>Specified Sections<text:tab/>2</text:p>
          <text:p text:style-name="P9"><text:s/>2.1 <text:s/>Introduction<text:tab/>2</text:p>
          <text:p text:style-name="P9"><text:s/>2.2 <text:s/>Intended Use<text:tab/>2</text:p>
          <text:p text:style-name="P9"><text:s/>2.3 <text:s/>Reference and Context<text:tab/>2</text:p>
          <text:p text:style-name="P9"><text:s/>2.4 <text:s/>Message Formats<text:tab/>2</text:p>
          <text:p text:style-name="P9"><text:s/>2.5 <text:s/>States<text:tab/>2</text:p>
          <text:p text:style-name="P9"><text:s/>2.6 <text:s/>Interactions<text:tab/>3</text:p>
          <text:p text:style-name="P8"><text:s/>3 <text:s/>Background Information<text:tab/>3</text:p>
        </text:index-body>
      </text:table-of-conten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2ed543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style:use-window-font-color="true" loext:opacity="0%" fo:language="en" fo:country="US" officeooo:rsid="00474eec" style:font-name-asian="Times New Roman1" style:font-name-complex="Times New Roman1" style:language-complex="ar" style:country-complex="SA"/>
    </style:style>
    <style:style style:name="MT7" style:family="text">
      <style:text-properties fo:font-size="8pt" officeooo:rsid="00474eec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Transponding</text:span> <text:span text:style-name="MT2">Protocol</text:span> Working Note</text:p>
      </style:header>
      <style:footer>
        <text:p text:style-name="MP4"><text:span text:style-name="Page_20_Number"><text:span text:style-name="MT3">Copyright 2011-</text:span></text:span><text:span text:style-name="Page_20_Number"><text:span text:style-name="MT3"><text:user-defined style:data-style-name="N0" text:name="OLCByear"/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4</text:page-number></text:span></text:span><text:span text:style-name="Page_20_Number"><text:span text:style-name="MT4"><text:s/>of </text:span></text:span><text:span text:style-name="Page_20_Number"><text:span text:style-name="MT4"><text:page-count style:num-format="1">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3-09-07T11:02:58.705643629">Sep 7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6">DCC Detection</text:span><text:span text:style-name="MT2"> Protocol</text:span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07T11:02:58.708633454">Sep 7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-</text:span></text:span><text:span text:style-name="Page_20_Number"><text:span text:style-name="MT7">2023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3-09-07T11:02:58.709426173">Sep 7, 2023</text:date></text:span></text:span><text:span text:style-name="MT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26</meta:editing-cycles>
    <meta:editing-duration>P1DT42M9S</meta:editing-duration>
    <meta:generator>LibreOffice/7.4.6.2$MacOSX_X86_64 LibreOffice_project/5b1f5509c2decdade7fda905e3e1429a67acd63d</meta:generator>
    <dc:date>2023-09-07T11:02:58.467055891</dc:date>
    <dc:creator>Bob Jacobsen</dc:creator>
    <meta:document-statistic meta:table-count="1" meta:image-count="1" meta:object-count="0" meta:page-count="4" meta:paragraph-count="60" meta:word-count="904" meta:character-count="5506" meta:non-whitespace-character-count="4623"/>
    <meta:user-defined meta:name="Info 1"/>
    <meta:user-defined meta:name="Info 2"/>
    <meta:user-defined meta:name="Info 3"/>
    <meta:user-defined meta:name="Info 4"/>
  </office:meta>
</office:document-meta>
</file>